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8cm"/>
    </style:style>
    <style:style style:name="co2" style:family="table-column">
      <style:table-column-properties fo:break-before="auto" style:column-width="6.52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o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eel</text:p>
          </table:table-cell>
          <table:table-cell office:value-type="float" office:value="684.65">
            <text:p>684.65</text:p>
          </table:table-cell>
        </table:table-row>
        <table:table-row table:style-name="ro1">
          <table:table-cell office:value-type="string">
            <text:p>Fasteners</text:p>
          </table:table-cell>
          <table:table-cell office:value-type="float" office:value="267.72">
            <text:p>267.72</text:p>
          </table:table-cell>
        </table:table-row>
        <table:table-row table:style-name="ro1">
          <table:table-cell office:value-type="string">
            <text:p>Hydraulic Motor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Cold Saw Blade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Hydraulic Hoses and Fitting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oolant Hardwar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uild Consumabl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Total</text:p>
          </table:table-cell>
          <table:table-cell table:formula="of:=SUM([.B3:.B10])" office:value-type="float" office:value="1632.37">
            <text:p>1632.37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2012-08-24</text:date>, <text:time>14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4T13:59:02.84</meta:creation-date>
    <meta:generator>LibreOffice/3.3$Win32 LibreOffice_project/330m19$Build-202</meta:generator>
    <dc:date>2012-08-24T14:16:19.84</dc:date>
    <meta:editing-duration>PT17M15S</meta:editing-duration>
    <meta:editing-cycles>3</meta:editing-cycles>
    <meta:document-statistic meta:table-count="3" meta:cell-count="20" meta:object-count="0"/>
  </office:meta>
</office:document-meta>
</file>